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 style:list-style-name="L1"/>
    <style:style style:name="P2" style:family="paragraph" style:parent-style-name="Text_20_body_20_indent_20_Organon" style:list-style-name="L2"/>
    <style:style style:name="P3" style:family="paragraph" style:parent-style-name="Text_20_body_20_indent_20_Organon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1">
        <text:h text:style-name="Heading_20_3" text:outline-level="3">Description</text:h>
        <text:p text:style-name="P3"/>
        <text:p text:style-name="Text_20_body_20_indent_20_Organon">Organon creates a project with a directory tree for easy navigation between files and folders of the project. Arbitrary parts of the project can be opened in Tabs.</text:p>
        <text:p text:style-name="Text_20_body_20_indent_20_Organon">Organon creates a new entry in the sidebar, where several tags for all items can be assigned. In addition, Organon has a collection of text tools and extensive import and export options (batch import and export).</text:p>
        <text:p text:style-name="Text_20_body_20_indent_20_Organon"/>
        <text:p text:style-name="Text_20_body_20_indent_20_Organon"><text:span text:style-name="T1">Features</text:span>:</text:p>
        <text:list xml:id="list7510195703588449967" text:style-name="L1">
          <text:list-item>
            <text:p text:style-name="P1">Drag and drop</text:p>
          </text:list-item>
          <text:list-item>
            <text:p text:style-name="P1">Awarding tags</text:p>
          </text:list-item>
          <text:list-item>
            <text:p text:style-name="P1">Open parts of the project in Tabs</text:p>
          </text:list-item>
          <text:list-item>
            <text:p text:style-name="P1">When displaying the files in a folder, the relevant section of the folder is always highlighted while editing the document. </text:p>
          </text:list-item>
        </text:list>
        <text:list xml:id="list7307759836575117885" text:style-name="L2">
          <text:list-item>
            <text:p text:style-name="P2">Separator, configurable by the user. When viewing a folder the separator separates the files optically from each other. </text:p>
          </text:list-item>
          <text:list-item>
            <text:p text:style-name="P2">Import of individual files. All filters available for Writer can be used.</text:p>
          </text:list-item>
          <text:list-item>
            <text:p text:style-name="P2">Import a folder of files (Batch Import), filterable by extension</text:p>
          </text:list-item>
          <text:list-item>
            <text:p text:style-name="P2">Export an arbitrary part of the project in a single file or an entire document. All Writer filters are available (.odt, .doc, .pdf ...). (Batch Export)</text:p>
          </text:list-item>
          <text:list-item>
            <text:p text:style-name="P2">(Batch) Export to LaTex files</text:p>
          </text:list-item>
          <text:list-item>
            <text:p text:style-name="P2">(Batch) Export to HTML files. In addition, alternative Organon Filter for easier layout of the HTML file.</text:p>
          </text:list-item>
          <text:list-item>
            <text:p text:style-name="P2">Create a single click backup of the project</text:p>
          </text:list-item>
          <text:list-item>
            <text:p text:style-name="P2">Several tags in the tree view:</text:p>
            <text:list>
              <text:list-item>
                <text:p text:style-name="P2">Colors</text:p>
              </text:list-item>
              <text:list-item>
                <text:p text:style-name="P2">Custom Icons</text:p>
              </text:list-item>
              <text:list-item>
                <text:p text:style-name="P2">Scientific counting</text:p>
              </text:list-item>
            </text:list>
          </text:list-item>
          <text:list-item>
            <text:p text:style-name="P2">Several tags in the sidebar:</text:p>
            <text:list>
              <text:list-item>
                <text:p text:style-name="P2">Synopsis, notes, images, general, people etc.</text:p>
              </text:list-item>
              <text:list-item>
                <text:p text:style-name="P2">Add previously used tags with one click.</text:p>
              </text:list-item>
              <text:list-item>
                <text:p text:style-name="P2">Opening new tabs based award Tags.</text:p>
              </text:list-item>
              <text:list-item>
                <text:p text:style-name="P2">Open and organize new tabs using the time tags</text:p>
              </text:list-item>
            </text:list>
          </text:list-item>
          <text:list-item>
            <text:p text:style-name="P2"><text:soft-page-break/>Text Tools:</text:p>
            <text:list>
              <text:list-item>
                <text:p text:style-name="P2">Find quotes: text comparison of two texts and finding all common points. The result is stored as a browser document. All results are linked and can be accessed directly via a navigation.</text:p>
              </text:list-item>
              <text:list-item>
                <text:p text:style-name="P2">Create Word List: A list of all words used are saved as Calc file. Chronological or alphabetical order.</text:p>
              </text:list-item>
              <text:list-item>
                <text:p text:style-name="P2">Generate index: specialized tool for index creation in texts with counting (eg ancient texts or text-critical editions). The result is a navigable browser document.</text:p>
              </text:list-item>
            </text:list>
          </text:list-item>
          <text:list-item>
            <text:p text:style-name="P2">Writer tools like search, view Full Screen, spelling and grammar, and plugins can still be used.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9" meta:word-count="355" meta:character-count="2008"/>
    <dc:date>2015-05-09T18:47:38.95</dc:date>
    <meta:editing-duration>P0D</meta:editing-duration>
    <meta:editing-cycles>1</meta:editing-cycles>
    <meta:generator>OpenOffice/4.1.1$Win32 OpenOffice.org_project/411m6$Build-9775</meta:generator>
  </office:meta>
</office:document-meta>
</file>